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1000000E1B3A46EDF7F09280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6882in" svg:y="-0.6563in" svg:width="1.8075in" svg:height="1.8075in" draw:z-index="0"><draw:image xlink:href="Pictures/10000000000000E1000000E1B3A46EDF7F09280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18:43:06.453323511</meta:creation-date>
    <dc:date>2024-07-02T18:44:25.672588841</dc:date>
    <meta:editing-duration>PT1M2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